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DELGADO, ARACELY YANE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39222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16725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DELGADO, ARACELY YANE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0108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9 038 9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8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0/2021</text:p>
          </table:table-cell>
          <table:table-cell table:style-name="Tabla2.A3" office:value-type="string">
            <text:p text:style-name="P22">27587</text:p>
          </table:table-cell>
          <table:table-cell table:style-name="Tabla2.D3" office:value-type="string">
            <text:p text:style-name="P23">18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2:47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